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43c" officeooo:paragraph-rsid="0003eb27"/>
    </style:style>
    <style:style style:name="P2" style:family="paragraph" style:parent-style-name="Standard">
      <style:text-properties officeooo:rsid="0003fbe4" officeooo:paragraph-rsid="0003eb27"/>
    </style:style>
    <style:style style:name="P3" style:family="paragraph" style:parent-style-name="Standard">
      <style:text-properties officeooo:rsid="0007f000" officeooo:paragraph-rsid="0007f000"/>
    </style:style>
    <style:style style:name="P4" style:family="paragraph" style:parent-style-name="Standard">
      <style:text-properties officeooo:rsid="0010ffdb" officeooo:paragraph-rsid="0010ffdb"/>
    </style:style>
    <style:style style:name="P5" style:family="paragraph" style:parent-style-name="Standard">
      <style:text-properties officeooo:rsid="001aac13" officeooo:paragraph-rsid="001aac13"/>
    </style:style>
    <style:style style:name="P6" style:family="paragraph" style:parent-style-name="Standard">
      <style:text-properties fo:font-weight="bold" officeooo:rsid="001aac13" officeooo:paragraph-rsid="001aac13" style:font-weight-asian="bold" style:font-weight-complex="bold"/>
    </style:style>
    <style:style style:name="P7" style:family="paragraph" style:parent-style-name="Standard">
      <style:text-properties fo:font-weight="bold" officeooo:rsid="001aac13" officeooo:paragraph-rsid="001aac13" fo:background-color="#00cc33" style:font-weight-asian="bold" style:font-weight-complex="bold"/>
    </style:style>
    <style:style style:name="P8" style:family="paragraph" style:parent-style-name="Standard">
      <style:text-properties fo:font-weight="normal" officeooo:rsid="001aac13" officeooo:paragraph-rsid="001aac13" style:font-weight-asian="normal" style:font-weight-complex="normal"/>
    </style:style>
    <style:style style:name="P9" style:family="paragraph" style:parent-style-name="Standard">
      <style:text-properties fo:font-weight="normal" officeooo:rsid="001aac13" officeooo:paragraph-rsid="001aac13" fo:background-color="#00cc33" style:font-weight-asian="normal" style:font-weight-complex="normal"/>
    </style:style>
    <style:style style:name="P10" style:family="paragraph" style:parent-style-name="Standard">
      <style:text-properties fo:font-weight="normal" officeooo:rsid="001aac13" officeooo:paragraph-rsid="001aac13" fo:background-color="transparent" style:font-weight-asian="normal" style:font-weight-complex="normal"/>
    </style:style>
    <style:style style:name="P11" style:family="paragraph" style:parent-style-name="Standard">
      <style:text-properties officeooo:rsid="001aac13" officeooo:paragraph-rsid="001aac13" fo:background-color="#00cc33"/>
    </style:style>
    <style:style style:name="P12" style:family="paragraph" style:parent-style-name="Standard">
      <style:paragraph-properties fo:break-before="page"/>
      <style:text-properties fo:font-weight="bold" officeooo:rsid="001aac13" officeooo:paragraph-rsid="001aac13" fo:background-color="#00cc33" style:font-weight-asian="bold" style:font-weight-complex="bold"/>
    </style:style>
    <style:style style:name="P13" style:family="paragraph" style:parent-style-name="Standard" style:list-style-name="L1">
      <style:text-properties officeooo:rsid="00164fd1" officeooo:paragraph-rsid="00164fd1"/>
    </style:style>
    <style:style style:name="P14" style:family="paragraph" style:parent-style-name="Standard" style:list-style-name="L1">
      <style:text-properties officeooo:rsid="0003fbe4" officeooo:paragraph-rsid="0003fbe4"/>
    </style:style>
    <style:style style:name="P15" style:family="paragraph" style:parent-style-name="Standard" style:list-style-name="L1">
      <style:text-properties officeooo:rsid="00155b65" officeooo:paragraph-rsid="00155b65"/>
    </style:style>
    <style:style style:name="P16" style:family="paragraph" style:parent-style-name="Standard" style:list-style-name="L1">
      <style:text-properties officeooo:rsid="00050499" officeooo:paragraph-rsid="00050499"/>
    </style:style>
    <style:style style:name="P17" style:family="paragraph" style:parent-style-name="Standard" style:list-style-name="L1">
      <style:text-properties officeooo:rsid="00061f56" officeooo:paragraph-rsid="00061f56"/>
    </style:style>
    <style:style style:name="P18" style:family="paragraph" style:parent-style-name="Standard" style:list-style-name="L1">
      <style:text-properties officeooo:rsid="0007f000" officeooo:paragraph-rsid="0007f000"/>
    </style:style>
    <style:style style:name="P19" style:family="paragraph" style:parent-style-name="Standard" style:list-style-name="L1">
      <style:text-properties officeooo:rsid="00178ad8" officeooo:paragraph-rsid="00178ad8" fo:background-color="#ffff00"/>
    </style:style>
    <style:style style:name="P20" style:family="paragraph" style:parent-style-name="Standard">
      <style:text-properties fo:font-weight="normal" officeooo:rsid="001aac13" officeooo:paragraph-rsid="001aac13" fo:background-color="#00cc33" style:font-weight-asian="normal" style:font-weight-complex="normal"/>
    </style:style>
    <style:style style:name="P21" style:family="paragraph" style:parent-style-name="Standard">
      <style:text-properties fo:font-weight="normal" officeooo:rsid="001aac13" officeooo:paragraph-rsid="001aac13" fo:background-color="#ffff00" style:font-weight-asian="normal" style:font-weight-complex="normal"/>
    </style:style>
    <style:style style:name="T1" style:family="text">
      <style:text-properties officeooo:rsid="00164fd1"/>
    </style:style>
    <style:style style:name="T2" style:family="text">
      <style:text-properties officeooo:rsid="0007f000"/>
    </style:style>
    <style:style style:name="T3" style:family="text">
      <style:text-properties officeooo:rsid="00178ad8"/>
    </style:style>
    <style:style style:name="T4" style:family="text">
      <style:text-properties fo:background-color="#00cc33" loext:char-shading-value="0"/>
    </style:style>
    <style:style style:name="T5" style:family="text">
      <style:text-properties officeooo:rsid="001bbdae" fo:background-color="#00cc33" loext:char-shading-value="0"/>
    </style:style>
    <style:style style:name="T6" style:family="text">
      <style:text-properties officeooo:rsid="001bbdae" fo:background-color="#ffff00" loext:char-shading-value="0"/>
    </style:style>
    <style:style style:name="T7" style:family="text">
      <style:text-properties officeooo:rsid="001bbdae"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to do for SCGSR</text:p>
      <text:p text:style-name="P2"/>
      <text:list xml:id="list470253060963256673" text:style-name="L1">
        <text:list-item>
          <text:p text:style-name="P13">Graduate Thesis Abstract</text:p>
          <text:list>
            <text:list-item>
              <text:p text:style-name="P13">Title ?</text:p>
            </text:list-item>
            <text:list-item>
              <text:p text:style-name="P13">Upload</text:p>
              <text:list>
                <text:list-item>
                  <text:p text:style-name="P13">Finish Writing </text:p>
                </text:list-item>
              </text:list>
            </text:list-item>
          </text:list>
          <text:p text:style-name="P14"/>
        </text:list-item>
        <text:list-item>
          <text:p text:style-name="P14">Prior Research Experience?</text:p>
          <text:list>
            <text:list-item>
              <text:p text:style-name="P15">Do I need more than 1?</text:p>
            </text:list-item>
          </text:list>
          <text:p text:style-name="P14"/>
        </text:list-item>
        <text:list-item>
          <text:p text:style-name="P16">Awards Honors? </text:p>
          <text:list>
            <text:list-item>
              <text:p text:style-name="P16">Is undergrad Dean’s List valid?</text:p>
            </text:list-item>
            <text:list-item>
              <text:p text:style-name="P13">Graduating with Honors?</text:p>
              <text:p text:style-name="P16"/>
            </text:list-item>
          </text:list>
        </text:list-item>
        <text:list-item>
          <text:p text:style-name="P17"><text:span text:style-name="T1">Current </text:span>Graduate Support</text:p>
          <text:list>
            <text:list-item>
              <text:p text:style-name="P17">DOE award number</text:p>
            </text:list-item>
            <text:list-item>
              <text:p text:style-name="P17">Project Title</text:p>
              <text:p text:style-name="P17"/>
            </text:list-item>
          </text:list>
        </text:list-item>
        <text:list-item>
          <text:p text:style-name="P13">Proposed Research Project</text:p>
          <text:list>
            <text:list-item>
              <text:p text:style-name="P13">Title: <text:span text:style-name="T2">Implementation of Pion-Nucleus Interaction Cross Section Reweighting in Geant 4</text:span></text:p>
            </text:list-item>
            <text:list-item>
              <text:p text:style-name="P13">Put in abstract</text:p>
              <text:list>
                <text:list-item>
                  <text:p text:style-name="P13">Finish</text:p>
                </text:list-item>
              </text:list>
            </text:list-item>
            <text:list-item>
              <text:p text:style-name="P13">Attach Research Proposal</text:p>
              <text:list>
                <text:list-item>
                  <text:p text:style-name="P13">Finish</text:p>
                </text:list-item>
              </text:list>
              <text:p text:style-name="P18"/>
            </text:list-item>
          </text:list>
        </text:list-item>
        <text:list-item>
          <text:p text:style-name="P18">Research Proposal Abstract</text:p>
          <text:p text:style-name="P18"/>
        </text:list-item>
        <text:list-item>
          <text:p text:style-name="P18">Research Proposal Full</text:p>
          <text:p text:style-name="P18"/>
        </text:list-item>
      </text:list>
      <text:p text:style-name="P3"/>
      <text:list xml:id="list184540216124137" text:continue-numbering="true" text:style-name="L1">
        <text:list-item>
          <text:p text:style-name="P18">Anticipated Graduate Training</text:p>
          <text:list>
            <text:list-item>
              <text:p text:style-name="P19">Finish Writing</text:p>
            </text:list-item>
          </text:list>
          <text:p text:style-name="P18"/>
        </text:list-item>
        <text:list-item>
          <text:p text:style-name="P18">Relevance – <text:span text:style-name="T3">aligned with priority research area</text:span></text:p>
          <text:list>
            <text:list-item>
              <text:p text:style-name="P19">Finish Writing</text:p>
            </text:list-item>
          </text:list>
        </text:list-item>
      </text:list>
      <text:p text:style-name="P4"/>
      <text:p text:style-name="P12">Applicant Profile</text:p>
      <text:p text:style-name="P11">General Info</text:p>
      <text:p text:style-name="P5"/>
      <text:p text:style-name="P11">Address</text:p>
      <text:p text:style-name="P5"/>
      <text:p text:style-name="P11">Citienship/Eligibility</text:p>
      <text:p text:style-name="P5"/>
      <text:p text:style-name="P11">Demographics</text:p>
      <text:p text:style-name="P5"/>
      <text:p text:style-name="P5"/>
      <text:p text:style-name="P7">Professional Background</text:p>
      <text:p text:style-name="P9">Undergrad institution</text:p>
      <text:p text:style-name="P8"/>
      <text:p text:style-name="P9">Graduate Education Status</text:p>
      <text:p text:style-name="P8"/>
      <text:p text:style-name="P9">Current Graduate Institution</text:p>
      <text:p text:style-name="P8"/>
      <text:p text:style-name="P9">Additional Grad Education</text:p>
      <text:p text:style-name="P8"/>
      <text:p text:style-name="P9">Primary Graduate Thesis Advisor Info</text:p>
      <text:p text:style-name="P8"/>
      <text:p text:style-name="P21">Graduate Thesis Abstract</text:p>
      <text:p text:style-name="P21">PASTED AND SPELLCHECKED</text:p>
      <text:p text:style-name="P8"/>
      <text:p text:style-name="P9">Prior Scientific Research Experience</text:p>
      <text:p text:style-name="P9"><text:tab/>ND DESIGN – PASTED/SPELLCHECKED</text:p>
      <text:p text:style-name="P9"><text:tab/>RHIC RESEARCH <text:s/>- PASTED/SPELLCHECKED</text:p>
      <text:p text:style-name="P8"/>
      <text:p text:style-name="P9">Scientific Publications and Presentations</text:p>
      <text:p text:style-name="P8"><text:tab/><text:span text:style-name="T4">NUINT POSTER</text:span></text:p>
      <text:p text:style-name="P10"><text:tab/><text:span text:style-name="T4">DUNE CM – BIAS</text:span></text:p>
      <text:p text:style-name="P10"><text:tab/><text:span text:style-name="T4">ND WORKSHOP</text:span></text:p>
      <text:p text:style-name="P9"/>
      <text:p text:style-name="P9">Academic Awards and Honors </text:p>
      <text:p text:style-name="P8"/>
      <text:p text:style-name="P8"/>
      <text:p text:style-name="P6">Program Info</text:p>
      <text:p text:style-name="P9">Eligibility</text:p>
      <text:p text:style-name="P8"/>
      <text:p text:style-name="P9">Association w/ DOE Office of Science</text:p>
      <text:p text:style-name="P8"/>
      <text:p text:style-name="P20">Current Grad Support</text:p>
      <text:p text:style-name="P8"/>
      <text:p text:style-name="P9">Previous Participation </text:p>
      <text:p text:style-name="P8"/>
      <text:p text:style-name="P6"/>
      <text:p text:style-name="P6"/>
      <text:p text:style-name="P6"/>
      <text:p text:style-name="P6"/>
      <text:p text:style-name="P7"><text:soft-page-break/><text:tab/></text:p>
      <text:p text:style-name="P9">Host DOE lab</text:p>
      <text:p text:style-name="P8"/>
      <text:p text:style-name="P9">proposed research project</text:p>
      <text:p text:style-name="P8"><text:tab/><text:span text:style-name="T5">Title</text:span></text:p>
      <text:p text:style-name="P8"><text:tab/><text:span text:style-name="T7">abstract</text:span></text:p>
      <text:p text:style-name="P8"><text:tab/><text:span text:style-name="T7">proposal – Editted &amp; uploaded</text:span></text:p>
      <text:p text:style-name="P8"/>
      <text:p text:style-name="P9">Additional Project Info</text:p>
      <text:p text:style-name="P8"/>
      <text:p text:style-name="P9">Anticipated Graduate Training</text:p>
      <text:p text:style-name="P8"/>
      <text:p text:style-name="P9">Relevance of Proposed Research Project</text:p>
      <text:p text:style-name="P8"/>
      <text:p text:style-name="P8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0:48:38.131253276</meta:creation-date>
    <dc:date>2017-11-13T18:39:11.614475814</dc:date>
    <meta:editing-duration>PT20H29M41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3" meta:paragraph-count="68" meta:word-count="207" meta:character-count="1353" meta:non-whitespace-character-count="1219"/>
  </office:meta>
</office:document-meta>
</file>